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pitch="fixed"/>
    <style:font-face style:name="Times New Roman1" svg:font-family="'Times New Roman'" style:font-pitch="variable"/>
    <style:font-face style:name="Baekmuk Batang" svg:font-family="'Baekmuk Bata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rsid="00083417" officeooo:paragraph-rsid="0008341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083417" officeooo:paragraph-rsid="00083417" style:font-name-asian="Times New Roman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083417" officeooo:paragraph-rsid="00083417" style:font-name-asian="Times New Roman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083417" officeooo:paragraph-rsid="000c9fbe" style:font-name-asian="Times New Roman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48pt" officeooo:rsid="00083417" officeooo:paragraph-rsid="00083417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6pt" officeooo:rsid="00083417" officeooo:paragraph-rsid="00083417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6pt" officeooo:rsid="00099b39" officeooo:paragraph-rsid="00099b39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officeooo:rsid="00083417" officeooo:paragraph-rsid="00083417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83417" officeooo:paragraph-rsid="00083417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83417" officeooo:paragraph-rsid="000b5d41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2pt" fo:font-style="italic" style:text-underline-style="none" fo:font-weight="normal" officeooo:rsid="00096519" officeooo:paragraph-rsid="00096519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2pt" fo:font-style="italic" style:text-underline-style="none" fo:font-weight="normal" officeooo:rsid="000c9fbe" officeooo:paragraph-rsid="000c9fbe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officeooo:rsid="00083417" officeooo:paragraph-rsid="00083417" style:font-name-asian="Times New Roman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2pt" officeooo:rsid="00083417" officeooo:paragraph-rsid="000b5d41" style:font-name-asian="Times New Roman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83417" officeooo:paragraph-rsid="00083417" style:font-name-asian="Times New Roman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83417" officeooo:paragraph-rsid="000b5d41" style:font-name-asian="Times New Roman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b5d41" officeooo:paragraph-rsid="000b5d41" style:font-name-asian="Times New Roman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83417" officeooo:paragraph-rsid="00083417" style:font-name-asian="Times New Roman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83417" officeooo:paragraph-rsid="00096519" style:font-name-asian="Times New Roman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38pt" officeooo:rsid="00099b39" officeooo:paragraph-rsid="00099b39" style:font-size-asian="48pt" style:font-size-complex="48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38pt" officeooo:rsid="00083417" officeooo:paragraph-rsid="00083417" style:font-size-asian="48pt" style:font-size-complex="48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1" fo:font-size="12pt" officeooo:rsid="00083417" officeooo:paragraph-rsid="00083417" style:font-name-asian="Times New Roman1" style:font-size-asian="12pt" style:font-size-complex="12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imes New Roman1" fo:font-size="12pt" fo:font-style="italic" style:text-underline-style="none" fo:font-weight="normal" officeooo:rsid="00096519" officeooo:paragraph-rsid="00099b39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83417" officeooo:paragraph-rsid="000d64b1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96519" officeooo:paragraph-rsid="00083417" style:font-name-asian="Courier New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96519" officeooo:paragraph-rsid="000d64b1" style:font-name-asian="Courier New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83417" officeooo:paragraph-rsid="00096519" style:font-name-asian="Times New Roman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83417" officeooo:paragraph-rsid="000d64b1" style:font-name-asian="Times New Roman1" style:font-size-asian="12pt" style:font-weight-asian="bold" style:font-size-complex="12pt" style:font-weight-complex="bold"/>
    </style:style>
    <style:style style:name="T1" style:family="text">
      <style:text-properties officeooo:rsid="00099b39"/>
    </style:style>
    <style:style style:name="T2" style:family="text">
      <style:text-properties officeooo:rsid="000b5d41"/>
    </style:style>
    <style:style style:name="T3" style:family="text">
      <style:text-properties officeooo:rsid="000c9fbe"/>
    </style:style>
    <style:style style:name="T4" style:family="text">
      <style:text-properties officeooo:rsid="000d64b1"/>
    </style:style>
    <style:style style:name="T5" style:family="text">
      <style:text-properties fo:font-weight="normal" officeooo:rsid="000c9fbe" style:font-weight-asian="normal" style:font-weight-complex="normal"/>
    </style:style>
    <style:style style:name="T6" style:family="text">
      <style:text-properties officeooo:rsid="000e8d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M1522.000800 System Programming</text:p>
      <text:p text:style-name="P8">Fall 201<text:span text:style-name="T2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System Programming</text:p>
      <text:p text:style-name="P21"><text:span text:style-name="T2">Buflab</text:span> Report</text:p>
      <text:p text:style-name="P5"/>
      <text:p text:style-name="P5"/>
      <text:p text:style-name="P5"/>
      <text:p text:style-name="P5"/>
      <text:p text:style-name="P7">John Doe</text:p>
      <text:p text:style-name="P6">2016-<text:span text:style-name="T1">00000</text:span></text:p>
      <text:p text:style-name="P22"/>
      <text:p text:style-name="P13"/>
      <text:p text:style-name="P2">1. &lt;lab&gt; <text:span text:style-name="T2">Buffer</text:span> Lab</text:p>
      <text:p text:style-name="P13"/>
      <text:p text:style-name="P9">&lt;short project description&gt;</text:p>
      <text:p text:style-name="P15">The goal of the <text:span text:style-name="T2">buffer</text:span> lab is to ...</text:p>
      <text:p text:style-name="P15"/>
      <text:p text:style-name="P3"><text:span text:style-name="T2">2</text:span>. <text:span text:style-name="T2">Implementation</text:span></text:p>
      <text:p text:style-name="P14"/>
      <text:p text:style-name="P10">&lt;<text:span text:style-name="T2">describe your design, implementation, way to solve the lab</text:span>&gt;</text:p>
      <text:p text:style-name="P15"/>
      <text:p text:style-name="P17">The buffer lab consists of <text:span text:style-name="T6">five</text:span> phases: <text:span text:style-name="T3">Smoke, Sparkler, Firecracker, Dynamite and Nitroglycerin. …</text:span></text:p>
      <text:p text:style-name="P16"/>
      <text:p text:style-name="P18"><text:span text:style-name="T3">2</text:span>.<text:span text:style-name="T3">1</text:span> <text:span text:style-name="T3">Smoke</text:span></text:p>
      <text:p text:style-name="P9">&lt;explain what <text:span text:style-name="T3">you did to solve this phase in detail</text:span>&gt;</text:p>
      <text:p text:style-name="P25"/>
      <text:p text:style-name="P19"><text:span text:style-name="T3">2</text:span>.<text:span text:style-name="T3">2</text:span> <text:span text:style-name="T3">Sparkler</text:span></text:p>
      <text:p text:style-name="P24">&lt;explain what <text:span text:style-name="T3">you did to solve this phase in detail</text:span>&gt;</text:p>
      <text:p text:style-name="P19"/>
      <text:p text:style-name="P28"><text:span text:style-name="T3">2</text:span>.<text:span text:style-name="T4">3</text:span> <text:s/><text:span text:style-name="T3">Firecracker</text:span></text:p>
      <text:p text:style-name="P24">&lt;explain what <text:span text:style-name="T3">you did to solve this phase in detail</text:span>&gt;</text:p>
      <text:p text:style-name="P26"/>
      <text:p text:style-name="P28"><text:span text:style-name="T3">2</text:span>.<text:span text:style-name="T4">4</text:span> <text:s/><text:span text:style-name="T3">Dynamite</text:span></text:p>
      <text:p text:style-name="P24">&lt;explain what <text:span text:style-name="T3">you did to solve this phase in detail</text:span>&gt;</text:p>
      <text:p text:style-name="P24"/>
      <text:p text:style-name="P28"><text:span text:style-name="T3">2</text:span>.<text:span text:style-name="T4">5</text:span> <text:s/><text:span text:style-name="T3">Nitroglycerin</text:span></text:p>
      <text:p text:style-name="P24">&lt;explain what <text:span text:style-name="T3">you did to solve this phase in detail</text:span>&gt;</text:p>
      <text:p text:style-name="P19"/>
      <text:p text:style-name="P19"/>
      <text:p text:style-name="P4"><text:span text:style-name="T3">3</text:span>. <text:span text:style-name="T3">Conclusion</text:span></text:p>
      <text:p text:style-name="P11">&lt;explain what you have learnt in this lab. What was difficult, what was surprising, <text:span text:style-name="T1">and so on</text:span>&gt;</text:p>
      <text:p text:style-name="P11"/>
      <text:p text:style-name="P11"/>
      <text:p text:style-name="P12">Tips:</text:p>
      <text:p text:style-name="P12">- do not copy-paste screenshots of your code. Format it properly as text</text:p>
      <text:p text:style-name="P12">- length: do not exceed 5 pages. There is no lower limit, but one page is probably not detailed enough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pitch="fixed"/>
    <style:font-face style:name="Times New Roman1" svg:font-family="'Times New Roman'" style:font-pitch="variable"/>
    <style:font-face style:name="Baekmuk Batang" svg:font-family="'Baekmuk Bata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aekmuk Batang" style:font-size-asian="10.5pt" style:language-asian="ko" style:country-asian="KR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US" style:letter-kerning="true" style:font-name-asian="Baekmuk Batang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wiss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59:09.169293795</meta:creation-date>
    <dc:date>2018-09-17T22:42:10.871120846</dc:date>
    <meta:editing-duration>PT7M3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27" meta:word-count="166" meta:character-count="962" meta:non-whitespace-character-count="820"/>
  </office:meta>
</office:document-meta>
</file>